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/>
            <text:p/>
            <text:p/>
            <text:p/>
            <text:p/>
            <text:p/>
            <text:p>Software Development on Linux Systems<text:line-break/><text:line-break/><text:span text:style-name="T1">Independent Study</text:span><text:span text:style-name="T1"><text:line-break/></text:span><text:line-break/><text:line-break/><text:span text:style-name="T2">by </text:span><text:span text:style-name="T2"><text:line-break/></text:span><text:span text:style-name="T2"/></text:p>
            <text:p><text:span text:style-name="T2">Cody Van De Mark</text:span><text:span text:style-name="T2"><text:line-break/></text:span><text:span text:style-name="T2"/></text:p>
          </draw:text-box>
        </draw:frame>
        <draw:frame draw:style-name="gr1" draw:text-style-name="P2" draw:layer="layout" svg:width="3.408cm" svg:height="1.191cm" svg:x="12.467cm" svg:y="18.415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text-style-name="P3" draw:layer="layout" svg:width="25.199cm" svg:height="15.341cm" svg:x="1.4cm" svg:y="4.914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What is open source?</text:span></text:p>
              </text:list-item>
              <text:list-item>
                <text:p><text:span text:style-name="T1">Why an independent study?</text:span></text:p>
              </text:list-item>
              <text:list-item>
                <text:p><text:span text:style-name="T1">Why a course? </text:span></text:p>
              </text:list-item>
              <text:list-item>
                <text:p><text:span text:style-name="T1">What are the goals of the course?</text:span></text:p>
              </text:list-item>
              <text:list-item>
                <text:p><text:span text:style-name="T1">What is in the course?</text:span></text:p>
              </text:list-item>
              <text:list-item>
                <text:p><text:span text:style-name="T1">How do I convey material?</text:span></text:p>
              </text:list-item>
              <text:list-item>
                <text:p><text:span text:style-name="T1">How do I know I've succeeded</text:span></text:p>
              </text:list-item>
              <text:list-item>
                <text:p><text:span text:style-name="T1">Deliverables</text:span></text:p>
              </text:list-item>
              <text:list-item>
                <text:p><text:span text:style-name="T1">What Would I Do with More Time?</text:span></text:p>
              </text:list-item>
              <text:list-item>
                <text:p><text:span text:style-name="T1">Question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dy Van De Mark</text:p>
                <text:p/>
              </text:list-item>
              <text:list-item>
                <text:p>Graduate Student in Human-Computer Interaction</text:p>
                <text:p/>
              </text:list-item>
              <text:list-item>
                <text:p><text:s/>Focusing on User Experience and System Architectu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Open Sourc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Libre: <text:tab/><text:span text:style-name="T3">the state of being free; having liberty; having freedom</text:span></text:p>
                <text:p><text:line-break/></text:p>
              </text:list-item>
              <text:list-item>
                <text:p>Gratis<text:tab/>:<text:tab/><text:span text:style-name="T3">to be free of charge; supplied without paymen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Open Sourc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en Source</text:p>
                <text:list>
                  <text:list-item>
                    <text:p><text:span text:style-name="T1">Practical benefits to open source development in business</text:span></text:p>
                  </text:list-item>
                </text:list>
                <text:p/>
              </text:list-item>
              <text:list-item>
                <text:p>Free Software</text:p>
                <text:list>
                  <text:list-item>
                    <text:p><text:span text:style-name="T1">Ethical benefits to society and innovation</text:span></text:p>
                  </text:list-item>
                </text:list>
                <text:p/>
              </text:list-item>
              <text:list-item>
                <text:p>Free Open Source Software (FOSS)</text:p>
                <text:list>
                  <text:list-item>
                    <text:p><text:span text:style-name="T1">Union of Free Software and Open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y an Independent Study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ested in Open Source:</text:p>
                <text:list>
                  <text:list-header>
                    <text:p/>
                  </text:list-header>
                  <text:list-item>
                    <text:p><text:span text:style-name="T1">Development</text:span><text:span text:style-name="T1"><text:line-break/></text:span><text:span text:style-name="T1"/></text:p>
                  </text:list-item>
                  <text:list-item>
                    <text:p><text:span text:style-name="T1">Business Approaches</text:span><text:span text:style-name="T1"><text:line-break/></text:span><text:span text:style-name="T1"/></text:p>
                  </text:list-item>
                  <text:list-item>
                    <text:p><text:span text:style-name="T1">Legalities</text:span><text:span text:style-name="T1"><text:line-break/></text:span><text:span text:style-name="T1"> </text:span></text:p>
                  </text:list-item>
                  <text:list-item>
                    <text:p><text:span text:style-name="T1">Software Innovation</text:span></text:p>
                    <text:p><text:span text:style-name="T1"/></text:p>
                  </text:list-item>
                  <text:list-item>
                    <text:p><text:span text:style-name="T1">System Architecture with 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y a Cours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y Perspective:<text:line-break/> </text:p>
                <text:list>
                  <text:list-item>
                    <text:p><text:span text:style-name="T1">Forces me to learn material to a point I can teach it</text:span><text:span text:style-name="T1"><text:line-break/></text:span><text:span text:style-name="T1"/></text:p>
                  </text:list-item>
                  <text:list-item>
                    <text:p><text:span text:style-name="T1">Provides material to others who are interested </text:span><text:span text:style-name="T1"><text:line-break/></text:span><text:span text:style-name="T1"/></text:p>
                  </text:list-item>
                  <text:list-item>
                    <text:p><text:span text:style-name="T1">Gives me something to give back to the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y a Cours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llege Perspective:</text:p>
                <text:p/>
                <text:list>
                  <text:list-item>
                    <text:p><text:span text:style-name="T1">Provides school with a packaged course</text:span></text:p>
                    <text:p><text:span text:style-name="T1"/></text:p>
                  </text:list-item>
                  <text:list-item>
                    <text:p><text:span text:style-name="T1">Provides students with skills applicable to industry</text:span></text:p>
                    <text:p><text:span text:style-name="T1"/></text:p>
                  </text:list-item>
                  <text:list-item>
                    <text:p><text:span text:style-name="T1">IST lacks a base in open source unlike other major schools</text:span><text:span text:style-name="T1"><text:line-break/></text:span><text:span text:style-name="T1"><text:line-break/></text:span><text:span text:style-name="T1">IE: MIT, Cornell, Carnegie-Mellon,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y a Cours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dent Perspective:<text:line-break/><text:line-break/><text:span text:style-name="T1">Provides students with:</text:span></text:p>
                <text:list>
                  <text:list-item>
                    <text:p><text:span text:style-name="T1">Software design and development skills</text:span></text:p>
                  </text:list-item>
                  <text:list-item>
                    <text:p><text:span text:style-name="T1">System architecture and integration skills</text:span></text:p>
                  </text:list-item>
                  <text:list-item>
                    <text:p><text:span text:style-name="T1">Open source business approaches</text:span></text:p>
                  </text:list-item>
                  <text:list-item>
                    <text:p><text:span text:style-name="T1">Software legalities experience</text:span></text:p>
                  </text:list-item>
                  <text:list-item>
                    <text:p><text:span text:style-name="T1">Understanding of industry's most popular tools </text:span><text:span text:style-name="T1"><text:line-break/></text:span><text:span text:style-name="T1">(IE: Linux, Apache, Android, MySQL, SQLite, CouchDB, etc)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are the Goals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nsure students:</text:p>
                <text:list>
                  <text:list-item>
                    <text:p><text:span text:style-name="T2">Are familiar with Linux</text:span></text:p>
                  </text:list-item>
                  <text:list-item>
                    <text:p><text:span text:style-name="T2">Are familiar with open source</text:span></text:p>
                  </text:list-item>
                  <text:list-item>
                    <text:p><text:span text:style-name="T2">Understand licensing, trademarks, ownership and rights</text:span></text:p>
                  </text:list-item>
                  <text:list-item>
                    <text:p><text:span text:style-name="T2">Understand the basics of open source in business and economics </text:span></text:p>
                  </text:list-item>
                  <text:list-item>
                    <text:p><text:span text:style-name="T2">Understand open source communities and politics</text:span></text:p>
                  </text:list-item>
                  <text:list-item>
                    <text:p><text:span text:style-name="T2">Explore software development in open source </text:span></text:p>
                  </text:list-item>
                  <text:list-item>
                    <text:p><text:span text:style-name="T2">Understand the benefits of open source software development tools</text:span></text:p>
                  </text:list-item>
                  <text:list-item>
                    <text:p><text:span text:style-name="T2">Understand the integration abilities of open source software</text:span></text:p>
                  </text:list-item>
                  <text:list-item>
                    <text:p><text:span text:style-name="T2">Understand publishing, bug tracking and pat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in the Cours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pics:</text:p>
                <text:list>
                  <text:list-item>
                    <text:p><text:span text:style-name="T2">Open source history</text:span></text:p>
                  </text:list-item>
                  <text:list-item>
                    <text:p><text:span text:style-name="T2">How open source works</text:span></text:p>
                  </text:list-item>
                  <text:list-item>
                    <text:p><text:span text:style-name="T2">Licensing, trademarks, ownership &amp; rights</text:span></text:p>
                  </text:list-item>
                  <text:list-item>
                    <text:p><text:span text:style-name="T2">Open source communities &amp; politics</text:span></text:p>
                  </text:list-item>
                  <text:list-item>
                    <text:p><text:span text:style-name="T2">Open source relationship to businesses</text:span></text:p>
                  </text:list-item>
                  <text:list-item>
                    <text:p><text:span text:style-name="T2">Software development life cycles</text:span></text:p>
                  </text:list-item>
                  <text:list-item>
                    <text:p><text:span text:style-name="T2">Software development tools &amp; frameworks for Linux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in the Cours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pics:</text:p>
                <text:list>
                  <text:list-item>
                    <text:p><text:span text:style-name="T2">Automation &amp; configurations </text:span></text:p>
                  </text:list-item>
                  <text:list-item>
                    <text:p><text:span text:style-name="T2">Distributed Programming Systems </text:span></text:p>
                  </text:list-item>
                  <text:list-item>
                    <text:p><text:span text:style-name="T2">Developer &amp; end user documentation</text:span></text:p>
                  </text:list-item>
                  <text:list-item>
                    <text:p><text:span text:style-name="T2">Linux distribution/environment differences</text:span></text:p>
                  </text:list-item>
                  <text:list-item>
                    <text:p><text:span text:style-name="T2">Integration with systems &amp; services</text:span></text:p>
                  </text:list-item>
                  <text:list-item>
                    <text:p><text:span text:style-name="T2">Publishing &amp; code hosting</text:span></text:p>
                  </text:list-item>
                  <text:list-item>
                    <text:p><text:span text:style-name="T2">Bug tracking, forking, merging &amp; maintenance</text:span></text:p>
                  </text:list-item>
                  <text:list-item>
                    <text:p><text:span text:style-name="T2">Development issues, current themes and future development plan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in the Cours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terials:</text:p>
                <text:list>
                  <text:list-item>
                    <text:p><text:span text:style-name="T1">14 Lectures</text:span></text:p>
                  </text:list-item>
                  <text:list-item>
                    <text:p><text:span text:style-name="T1">11 Labs</text:span></text:p>
                  </text:list-item>
                  <text:list-item>
                    <text:p><text:span text:style-name="T1">2 Homeworks</text:span></text:p>
                  </text:list-item>
                  <text:list-item>
                    <text:p><text:span text:style-name="T1">1 Semester Project</text:span></text:p>
                  </text:list-item>
                  <text:list-item>
                    <text:p><text:span text:style-name="T1">1 Practical &amp; Ex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in the Course?</text:p>
          </draw:text-box>
        </draw:frame>
        <draw:frame presentation:style-name="pr6" draw:layer="layout" svg:width="25.199cm" svg:height="14.889cm" svg:x="1.4cm" svg:y="4.914cm" presentation:class="outline" presentation:user-transformed="true">
          <draw:text-box>
            <text:list text:style-name="L2">
              <text:list-item>
                <text:p>Skills/Tools Learned:<text:line-break/></text:p>
                <text:list>
                  <text:list-item>
                    <text:p><text:span text:style-name="T1">Fedora and Ubuntu software architecture</text:span><text:span text:style-name="T1"><text:line-break/></text:span><text:span text:style-name="T1"> </text:span></text:p>
                  </text:list-item>
                  <text:list-item>
                    <text:p><text:span text:style-name="T1">Linux environment configuration</text:span><text:span text:style-name="T1"><text:line-break/></text:span><text:span text:style-name="T1"/></text:p>
                  </text:list-item>
                  <text:list-item>
                    <text:p><text:span text:style-name="T1">Application environment configuration</text:span><text:span text:style-name="T1"><text:line-break/></text:span><text:span text:style-name="T1"/></text:p>
                  </text:list-item>
                  <text:list-item>
                    <text:p><text:span text:style-name="T1">Bash, C++, C, Python, Perl, Java, C#</text:span><text:span text:style-name="T1"><text:line-break/></text:span><text:span text:style-name="T1"/></text:p>
                  </text:list-item>
                  <text:list-item>
                    <text:p><text:span text:style-name="T1">Automation techniques</text:span><text:span text:style-name="T1"><text:line-break/></text:span><text:span text:style-name="T1"/></text:p>
                  </text:list-item>
                  <text:list-item>
                    <text:p><text:span text:style-name="T1">Distributed Programming Systems (git, bz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is in the Course?</text:p>
          </draw:text-box>
        </draw:frame>
        <draw:frame presentation:style-name="pr6" draw:layer="layout" svg:width="25.199cm" svg:height="14.889cm" svg:x="1.27cm" svg:y="5.08cm" presentation:class="outline" presentation:user-transformed="true">
          <draw:text-box>
            <text:list text:style-name="L2">
              <text:list-item>
                <text:p>Skills/Tools Learned:<text:line-break/></text:p>
                <text:list>
                  <text:list-item>
                    <text:p><text:span text:style-name="T1">Documentation programming and generation</text:span><text:span text:style-name="T1"><text:line-break/></text:span><text:span text:style-name="T1"/></text:p>
                  </text:list-item>
                  <text:list-item>
                    <text:p><text:span text:style-name="T1">Linux varieties and purposes</text:span><text:span text:style-name="T1"><text:line-break/></text:span><text:span text:style-name="T1"/></text:p>
                  </text:list-item>
                  <text:list-item>
                    <text:p><text:span text:style-name="T1">Packaging and distributable binaries (DEB and RPM)</text:span><text:span text:style-name="T1"><text:line-break/></text:span><text:span text:style-name="T1"/></text:p>
                  </text:list-item>
                  <text:list-item>
                    <text:p><text:span text:style-name="T1">Service integration (MySQL, SQLite, CouchDB, Apache, Django)</text:span><text:span text:style-name="T1"><text:line-break/></text:span><text:span text:style-name="T1"/></text:p>
                  </text:list-item>
                  <text:list-item>
                    <text:p><text:span text:style-name="T1">System integration across applications and languages (D-Bus)</text:span><text:span text:style-name="T1"><text:line-break/></text:span><text:span text:style-name="T1"/></text:p>
                  </text:list-item>
                  <text:list-item>
                    <text:p><text:span text:style-name="T1">Code hosting, publishing and bug tracking (Github &amp; Launchp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Do I Convey Material? 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lied Course Design:<text:line-break/></text:p>
                <text:list>
                  <text:list-item>
                    <text:p><text:span text:style-name="T1">Lecture → Lab Design</text:span></text:p>
                    <text:p><text:span text:style-name="T1"/></text:p>
                  </text:list-item>
                  <text:list-item>
                    <text:p><text:span text:style-name="T1">Lectures provide theory and applied code</text:span></text:p>
                    <text:p><text:span text:style-name="T1"/></text:p>
                  </text:list-item>
                  <text:list-item>
                    <text:p><text:span text:style-name="T1">Labs are directly related to the previous lecture</text:span></text:p>
                    <text:p><text:span text:style-name="T1"/></text:p>
                  </text:list-item>
                  <text:list-item>
                    <text:p><text:span text:style-name="T1">Labs grow, directly using the skills from the previo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Do I Know I've Succeeded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dent Evaluation:<text:line-break/></text:p>
                <text:list>
                  <text:list-item>
                    <text:p><text:span text:style-name="T1">Labs, lectures and homeworks directly use the skills from lectures and can be used for evaluation</text:span></text:p>
                    <text:p><text:span text:style-name="T1"/></text:p>
                  </text:list-item>
                  <text:list-item>
                    <text:p><text:span text:style-name="T1">Exam &amp; Practical designed to evaluate course goals directly</text:span></text:p>
                    <text:p><text:span text:style-name="T1"/></text:p>
                  </text:list-item>
                  <text:list-item>
                    <text:p><text:span text:style-name="T1">Project requires skills based on course goals di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Do I Know I've Succeeded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<text:s text:c="13"/></text:span><text:span text:style-name="T4">Goal <text:s text:c="1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2"/>Evaluation <text:s text:c="11"/></text:span></text:p>
              </text:list-header>
              <text:list-item>
                <text:p><text:span text:style-name="T5">Linux Familiarity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→</text:span><text:span text:style-name="T5"><text:tab/></text:span><text:span text:style-name="T5"> </text:span><text:span text:style-name="T5"><text:tab/></text:span><text:span text:style-name="T5"><text:tab/></text:span><text:span text:style-name="T5">Labs and Practical</text:span></text:p>
              </text:list-item>
              <text:list-item>
                <text:p><text:span text:style-name="T5">Open Source Familiarity</text:span><text:span text:style-name="T5"><text:tab/></text:span><text:span text:style-name="T5"><text:tab/></text:span><text:span text:style-name="T5"><text:tab/></text:span><text:span text:style-name="T5"><text:tab/></text:span><text:span text:style-name="T5">→</text:span><text:span text:style-name="T5"><text:tab/></text:span><text:span text:style-name="T5"> </text:span><text:span text:style-name="T5"><text:tab/></text:span><text:span text:style-name="T5"><text:tab/></text:span><text:span text:style-name="T5">Exam and Project</text:span></text:p>
              </text:list-item>
              <text:list-item>
                <text:p><text:span text:style-name="T5">Licensing, Trademarks &amp; Rights</text:span><text:span text:style-name="T5"><text:tab/>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Exam and Project</text:span></text:p>
              </text:list-item>
              <text:list-item>
                <text:p><text:span text:style-name="T5">Business and Economics</text:span><text:span text:style-name="T5"><text:tab/></text:span><text:span text:style-name="T5"><text:tab/></text:span><text:span text:style-name="T5"><text:tab/>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Exam</text:span></text:p>
              </text:list-item>
              <text:list-item>
                <text:p><text:span text:style-name="T5">Communities &amp; Politics</text:span><text:span text:style-name="T5"><text:tab/></text:span><text:span text:style-name="T5"><text:tab/></text:span><text:span text:style-name="T5"><text:tab/>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Exam, Project &amp; Labs</text:span></text:p>
              </text:list-item>
              <text:list-item>
                <text:p><text:span text:style-name="T5">Software Development</text:span><text:span text:style-name="T5"><text:tab/></text:span><text:span text:style-name="T5"><text:tab/></text:span><text:span text:style-name="T5"><text:tab/>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Project and Labs</text:span></text:p>
              </text:list-item>
              <text:list-item>
                <text:p><text:span text:style-name="T5">Open Source Development Tools</text:span><text:span text:style-name="T5"><text:tab/>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Project, Practical &amp; Labs <text:s text:c="9"/></text:span></text:p>
              </text:list-item>
              <text:list-item>
                <text:p><text:span text:style-name="T5">Integration Abilities of Open Source 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Project &amp; Labs</text:span></text:p>
              </text:list-item>
              <text:list-item>
                <text:p><text:span text:style-name="T5">Publishing, Bug Tracking &amp; Patching</text:span><text:span text:style-name="T5"><text:tab/></text:span><text:span text:style-name="T5">→ </text:span><text:span text:style-name="T5"><text:tab/></text:span><text:span text:style-name="T5"><text:tab/></text:span><text:span text:style-name="T5"><text:tab/></text:span><text:span text:style-name="T5">Project &amp; Lab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liverabl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llabus</text:p>
              </text:list-item>
              <text:list-item>
                <text:p>14 Lectures (446 lecture slides) </text:p>
              </text:list-item>
              <text:list-item>
                <text:p>11 Labs (186 lab pages)</text:p>
              </text:list-item>
              <text:list-item>
                <text:p>2 Homeworks (2 pages)</text:p>
              </text:list-item>
              <text:list-item>
                <text:p>1 Semester Project (3 pages)</text:p>
              </text:list-item>
              <text:list-item>
                <text:p>Student files provided for every lab</text:p>
              </text:list-item>
              <text:list-item>
                <text:p>Answer keys provided for almost all labs</text:p>
              </text:list-item>
              <text:list-item>
                <text:p>CD containing all deliverables<text:line-break/><text:span text:style-name="T1"><text:line-break/></text:span><text:span text:style-name="T1">*All licensed to Creative-Commons Attribution Share-Alike 3.0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What Would I Do With More Tim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hange the name to “Open Source Software Development on Linux Systems” (OSSDLS) </text:p>
                <text:p/>
              </text:list-item>
              <text:list-item>
                <text:p>Better testing of each lab <text:line-break/><text:span text:style-name="T2">(some labs were not tested on both Fedora AND Ubuntu, but should still work)</text:span><text:span text:style-name="T6"> </text:span></text:p>
                <text:p><text:span text:style-name="T6"/></text:p>
              </text:list-item>
              <text:list-item>
                <text:p><text:span text:style-name="T6">Testing labs on individual students</text:span></text:p>
                <text:p><text:span text:style-name="T6"/></text:p>
              </text:list-item>
              <text:list-item>
                <text:p><text:span text:style-name="T6">Graduate level research requirements &amp; assignment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andom Tidbits</text:p>
          </draw:text-box>
        </draw:frame>
        <draw:frame presentation:style-name="pr6" draw:layer="layout" svg:width="25.199cm" svg:height="14.765cm" svg:x="1.4cm" svg:y="4.914cm" presentation:class="outline" presentation:user-transformed="true">
          <draw:text-box>
            <text:list text:style-name="L2">
              <text:list-item>
                <text:p>All documents are in open document (AKA Google document), <text:line-break/>MS doc and PDF formats<text:line-break/></text:p>
              </text:list-item>
              <text:list-item>
                <text:p>The entire course was created using only open source software</text:p>
                <text:p/>
              </text:list-item>
              <text:list-item>
                <text:p>Most code required in labs is Python</text:p>
                <text:p/>
              </text:list-item>
              <text:list-item>
                <text:p>There is a total 637 pages in labs, lectures, homeworks &amp; project</text:p>
                <text:p/>
              </text:list-item>
              <text:list-item>
                <text:p>This done not include the syllabus, answer keys, scripts, configuration files, the course outline form or this presentatio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  <text:p/>
                <text:p/>
              </text:list-item>
              <text:list-item>
                <text:p>Feedback?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T8H6M24S</meta:editing-duration>
    <meta:editing-cycles>36</meta:editing-cycles>
    <dc:date>2012-02-29T00:15:38</dc:date>
    <dc:creator>Ren </dc:creator>
    <meta:generator>LibreOffice/3.3$Unix LibreOffice_project/330m19$Build-401</meta:generator>
    <meta:document-statistic meta:object-count="121"/>
  </office:meta>
</office:document-meta>
</file>